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1d97d1"/>
    </style:style>
    <style:style style:name="T2" style:family="text">
      <style:text-properties officeooo:rsid="001da843"/>
    </style:style>
    <style:style style:name="T3" style:family="text">
      <style:text-properties officeooo:rsid="001fa874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2">M1</text:span><text:span text:style-name="T3">4</text:span> <text:span text:style-name="T1">DRAFT</text:span></text:p>
      <text:p text:style-name="Standard">Date: <text:date style:data-style-name="N49" text:date-value="2023-05-09T12:56:43.871497744">2023-05-09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user manual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user manual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30" meta:character-count="182" meta:non-whitespace-character-count="161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